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67aa8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2122b2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205435" officeooo:paragraph-rsid="00109b97"/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0773a3"/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rsid="000773a3" officeooo:paragraph-rsid="002a2fad"/>
    </style:style>
    <style:style style:name="P10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67aa8"/>
    </style:style>
    <style:style style:name="P18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2122b2"/>
    </style:style>
    <style:style style:name="P1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205435" officeooo:paragraph-rsid="00109b97"/>
    </style:style>
    <style:style style:name="P2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0773a3"/>
    </style:style>
    <style:style style:name="P21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rsid="000773a3" officeooo:paragraph-rsid="002a2fad"/>
    </style:style>
    <style:style style:name="P22" style:family="paragraph" style:parent-style-name="Heading_20_1">
      <style:paragraph-properties fo:line-height="110%"/>
    </style:style>
    <style:style style:name="P23" style:family="paragraph" style:parent-style-name="Footer">
      <style:text-properties fo:color="#4c4c4c" officeooo:rsid="001b802b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fo:color="#4c4c4c"/>
    </style:style>
    <style:style style:name="T4" style:family="text">
      <style:text-properties fo:color="#4c4c4c" style:font-name="Times New Roman2"/>
    </style:style>
    <style:style style:name="T5" style:family="text">
      <style:text-properties fo:color="#4c4c4c" officeooo:rsid="0023de15"/>
    </style:style>
    <style:style style:name="T6" style:family="text">
      <style:text-properties fo:color="#4c4c4c" officeooo:rsid="002be605"/>
    </style:style>
    <style:style style:name="T7" style:family="text">
      <style:text-properties fo:color="#4c4c4c" style:font-name="Times New Roman2" officeooo:rsid="002be6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377e" style:font-weight-asian="bold" style:font-weight-complex="bold"/>
    </style:style>
    <style:style style:name="T10" style:family="text">
      <style:text-properties fo:font-weight="bold" officeooo:rsid="0010c07c" style:font-weight-asian="bold" style:font-weight-complex="bold"/>
    </style:style>
    <style:style style:name="T11" style:family="text">
      <style:text-properties fo:font-weight="bold" officeooo:rsid="002122b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377e" style:font-weight-asian="normal" style:font-weight-complex="normal"/>
    </style:style>
    <style:style style:name="T14" style:family="text">
      <style:text-properties fo:font-weight="normal" officeooo:rsid="0010c07c" style:font-weight-asian="normal" style:font-weight-complex="normal"/>
    </style:style>
    <style:style style:name="T15" style:family="text">
      <style:text-properties fo:font-weight="normal" officeooo:rsid="00167aa8" style:font-weight-asian="normal" style:font-weight-complex="normal"/>
    </style:style>
    <style:style style:name="T16" style:family="text">
      <style:text-properties officeooo:rsid="00167aa8"/>
    </style:style>
    <style:style style:name="T17" style:family="text">
      <style:text-properties officeooo:rsid="002122b2"/>
    </style:style>
    <style:style style:name="T18" style:family="text">
      <style:text-properties officeooo:rsid="00205435"/>
    </style:style>
    <style:style style:name="T19" style:family="text">
      <style:text-properties officeooo:rsid="000773a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773a3" style:font-style-asian="normal" style:font-style-complex="normal"/>
    </style:style>
    <style:style style:name="T25" style:family="text">
      <style:text-properties officeooo:rsid="000c299d"/>
    </style:style>
    <style:style style:name="T26" style:family="text">
      <style:text-properties officeooo:rsid="000dd52f"/>
    </style:style>
    <style:style style:name="T27" style:family="text">
      <style:text-properties officeooo:rsid="000e67c4"/>
    </style:style>
    <style:style style:name="T28" style:family="text">
      <style:text-properties officeooo:rsid="0010c07c"/>
    </style:style>
    <style:style style:name="T29" style:family="text">
      <style:text-properties officeooo:rsid="000f9681"/>
    </style:style>
    <style:style style:name="T30" style:family="text">
      <style:text-properties officeooo:rsid="001135ca"/>
    </style:style>
    <style:style style:name="T31" style:family="text">
      <style:text-properties officeooo:rsid="00115952"/>
    </style:style>
    <style:style style:name="T32" style:family="text">
      <style:text-properties officeooo:rsid="0017e2f7"/>
    </style:style>
    <style:style style:name="T33" style:family="text">
      <style:text-properties officeooo:rsid="001c643c"/>
    </style:style>
    <style:style style:name="T34" style:family="text">
      <style:text-properties officeooo:rsid="001ccb36"/>
    </style:style>
    <style:style style:name="T35" style:family="text">
      <style:text-properties officeooo:rsid="001d9ce8"/>
    </style:style>
    <style:style style:name="T36" style:family="text">
      <style:text-properties style:font-name="Times New Roman1" fo:font-size="12pt" fo:font-weight="normal" style:font-weight-asian="normal" style:font-weight-complex="normal"/>
    </style:style>
    <style:style style:name="T37" style:family="text">
      <style:text-properties officeooo:rsid="00290314"/>
    </style:style>
    <style:style style:name="T38" style:family="text">
      <style:text-properties officeooo:rsid="002a2fad"/>
    </style:style>
    <style:style style:name="T39" style:family="text">
      <style:text-properties officeooo:rsid="000e8e9d"/>
    </style:style>
    <style:style style:name="T40" style:family="text">
      <style:text-properties style:font-name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345893848" text:id="ct34589384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45893744" text:id="ct345893744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345893640" text:id="ct34589364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45893536" text:id="ct34589353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45894160" text:id="ct3458941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4056" text:id="ct345894056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45894576" text:id="ct3458945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4680" text:id="ct34589468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45894784" text:id="ct34589478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4888" text:id="ct34589488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45894992" text:id="ct34589499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5096" text:id="ct34589509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45895200" text:id="ct3458952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5304" text:id="ct34589530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45895408" text:id="ct3458954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5512" text:id="ct34589551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45895616" text:id="ct3458956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5720" text:id="ct34589572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345895824" text:id="ct3458958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5928" text:id="ct345895928">
          <text:deletion>
            <office:change-info>
              <dc:creator>Unbekannter Autor</dc:creator>
              <dc:date>2015-08-13T12:24:00</dc:date>
            </office:change-info>
            <text:p text:style-name="P3">D</text:p>
          </text:deletion>
        </text:changed-region>
        <text:changed-region xml:id="ct345896032" text:id="ct3458960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6136" text:id="ct345896136">
          <text:deletion>
            <office:change-info>
              <dc:creator>Unbekannter Autor</dc:creator>
              <dc:date>2015-08-13T12:24:00</dc:date>
            </office:change-info>
            <text:p text:style-name="P3">A</text:p>
          </text:deletion>
        </text:changed-region>
        <text:changed-region xml:id="ct345896240" text:id="ct3458962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45896344" text:id="ct34589634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45896448" text:id="ct345896448">
          <text:deletion>
            <office:change-info>
              <dc:creator>Unbekannter Autor</dc:creator>
              <dc:date>2015-08-13T12:25:00</dc:date>
            </office:change-info>
            <text:p text:style-name="P4">es</text:p>
          </text:deletion>
        </text:changed-region>
        <text:changed-region xml:id="ct345896552" text:id="ct34589655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45896656" text:id="ct34589665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345896760" text:id="ct3458967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45896864" text:id="ct345896864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345896968" text:id="ct34589696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45897072" text:id="ct34589707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345897176" text:id="ct34589717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45897384" text:id="ct345897384">
          <text:deletion>
            <office:change-info>
              <dc:creator>Wiebke Oeltjen</dc:creator>
              <dc:date>2016-07-19T12:48:00</dc:date>
            </office:change-info>
            <text:p text:style-name="P5">5</text:p>
          </text:deletion>
        </text:changed-region>
        <text:changed-region xml:id="ct345897280" text:id="ct345897280">
          <text:deletion>
            <office:change-info>
              <dc:creator>Unbekannter Autor</dc:creator>
              <dc:date>2015-08-13T11:45:00</dc:date>
            </office:change-info>
            <text:p text:style-name="P6">4</text:p>
          </text:deletion>
        </text:changed-region>
        <text:changed-region xml:id="ct345897488" text:id="ct345897488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45897696" text:id="ct345897696">
          <text:deletion>
            <office:change-info>
              <dc:creator>Wiebke Oeltjen</dc:creator>
              <dc:date>2016-07-19T12:48:00</dc:date>
            </office:change-info>
            <text:p text:style-name="P5">5</text:p>
          </text:deletion>
        </text:changed-region>
        <text:changed-region xml:id="ct345897592" text:id="ct345897592">
          <text:deletion>
            <office:change-info>
              <dc:creator>Unbekannter Autor</dc:creator>
              <dc:date>2015-08-13T11:45:00</dc:date>
            </office:change-info>
            <text:p text:style-name="P6">6</text:p>
          </text:deletion>
        </text:changed-region>
        <text:changed-region xml:id="ct345897800" text:id="ct345897800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345897904" text:id="ct345897904">
          <text:deletion>
            <office:change-info>
              <dc:creator>Unbekannter Autor</dc:creator>
              <dc:date>2016-02-25T17:23:00</dc:date>
            </office:change-info>
            <text:p text:style-name="P7">5</text:p>
          </text:deletion>
        </text:changed-region>
        <text:changed-region xml:id="ct345898008" text:id="ct345898008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345898216" text:id="ct345898216">
          <text:deletion>
            <office:change-info>
              <dc:creator>Unbekannter Autor</dc:creator>
              <dc:date>2015-08-13T11:45:00</dc:date>
            </office:change-info>
            <text:p text:style-name="P7">2</text:p>
          </text:deletion>
        </text:changed-region>
        <text:changed-region xml:id="ct345898112" text:id="ct345898112">
          <text:deletion>
            <office:change-info>
              <dc:creator>Unbekannter Autor</dc:creator>
              <dc:date>2016-01-21T17:29:00</dc:date>
            </office:change-info>
            <text:p text:style-name="P7">0</text:p>
          </text:deletion>
        </text:changed-region>
        <text:changed-region xml:id="ct345898320" text:id="ct345898320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345898424" text:id="ct345898424">
          <text:deletion>
            <office:change-info>
              <dc:creator>Wiebke Oeltjen</dc:creator>
              <dc:date>2016-07-19T12:49:00</dc:date>
            </office:change-info>
            <text:p text:style-name="P7">2</text:p>
          </text:deletion>
        </text:changed-region>
        <text:changed-region xml:id="ct345898528" text:id="ct345898528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345898632" text:id="ct345898632">
          <text:deletion>
            <office:change-info>
              <dc:creator>Unbekannter Autor</dc:creator>
              <dc:date>2015-08-13T12:26:00</dc:date>
            </office:change-info>
            <text:p text:style-name="P8">A</text:p>
          </text:deletion>
        </text:changed-region>
        <text:changed-region xml:id="ct345898736" text:id="ct34589873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345898840" text:id="ct345898840">
          <text:deletion>
            <office:change-info>
              <dc:creator>Unbekannter Autor</dc:creator>
              <dc:date>2015-08-13T12:26:00</dc:date>
            </office:change-info>
            <text:p text:style-name="P8">S</text:p>
          </text:deletion>
        </text:changed-region>
        <text:changed-region xml:id="ct345898944" text:id="ct345898944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345899048" text:id="ct345899048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345899152" text:id="ct345899152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345899256" text:id="ct345899256">
          <text:deletion>
            <office:change-info>
              <dc:creator>Unbekannter Autor</dc:creator>
              <dc:date>2015-08-13T12:27:00</dc:date>
            </office:change-info>
            <text:p text:style-name="P8"><text:s/>(is <text:s/>included)</text:p>
          </text:deletion>
        </text:changed-region>
        <text:changed-region xml:id="ct345899360" text:id="ct34589936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345899464" text:id="ct345899464">
          <text:deletion>
            <office:change-info>
              <dc:creator>Wiebke Oeltjen</dc:creator>
              <dc:date>2016-07-19T12:49:00</dc:date>
            </office:change-info>
            <text:p text:style-name="P9">7</text:p>
          </text:deletion>
        </text:changed-region>
        <text:changed-region xml:id="ct345899568" text:id="ct345899568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345899672" text:id="ct345899672">
          <text:deletion>
            <office:change-info>
              <dc:creator>Wiebke Oeltjen</dc:creator>
              <dc:date>2016-07-19T13:21:00</dc:date>
            </office:change-info>
            <text:p text:style-name="P8">,</text:p>
          </text:deletion>
        </text:changed-region>
        <text:changed-region xml:id="ct345899776" text:id="ct34589977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345899880" text:id="ct345899880">
          <text:deletion>
            <office:change-info>
              <dc:creator>Wiebke Oeltjen</dc:creator>
              <dc:date>2016-07-19T13:22:00</dc:date>
            </office:change-info>
            <text:p text:style-name="P8"><text:s/></text:p>
          </text:deletion>
        </text:changed-region>
        <text:changed-region xml:id="ct345899984" text:id="ct345899984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345900088" text:id="ct345900088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345900192" text:id="ct345900192">
          <text:insertion>
            <office:change-info>
              <dc:creator>Wiebke Oeltjen</dc:creator>
              <dc:date>2016-07-19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2">MyCoRe:<text:tab/><text:span text:style-name="T8">My</text:span> <text:span text:style-name="T8">Co</text:span>ntent <text:span text:style-name="T8">Re</text:span>pository ['maɪkɔːr]</text:p>
      <text:p text:style-name="P1">License:<text:tab/><text:span text:style-name="T8">Open Source Software</text:span><text:change-start text:change-id="ct345893848"/><text:span text:style-name="T12">, </text:span><text:span text:style-name="T36">licensed</text:span><text:span text:style-name="T12"> under </text:span><text:span text:style-name="T2">the </text:span><text:change-end text:change-id="ct345893848"/><text:change text:change-id="ct345893744"/><text:span text:style-name="T20">GNU General Public License</text:span> (GPL) </text:p>
      <text:p text:style-name="P2">Developers:<text:tab/><text:change-start text:change-id="ct345893640"/><text:span text:style-name="T11">The </text:span><text:change-end text:change-id="ct345893640"/><text:span text:style-name="T8">MyCoRe Community</text:span></text:p>
      <text:p text:style-name="P2">Website: <text:tab/><text:span text:style-name="T8">http://www.mycore.org</text:span></text:p>
      <text:p text:style-name="P2">Type:<text:tab/>Web application for <text:change text:change-id="ct345893536"/><text:change-start text:change-id="ct345894160"/><text:span text:style-name="T17">d</text:span><text:change-end text:change-id="ct345894160"/>igital <text:change text:change-id="ct345894056"/><text:change-start text:change-id="ct345894576"/><text:span text:style-name="T17">l</text:span><text:change-end text:change-id="ct345894576"/>ibraries, <text:change text:change-id="ct345894680"/><text:change-start text:change-id="ct345894784"/><text:span text:style-name="T17">c</text:span><text:change-end text:change-id="ct345894784"/>ontent <text:change text:change-id="ct345894888"/><text:change-start text:change-id="ct345894992"/><text:span text:style-name="T17">m</text:span><text:change-end text:change-id="ct345894992"/>anagement, <text:line-break/><text:tab/><text:change text:change-id="ct345895096"/><text:change-start text:change-id="ct345895200"/><text:span text:style-name="T17">d</text:span><text:change-end text:change-id="ct345895200"/>ocument <text:change text:change-id="ct345895304"/><text:change-start text:change-id="ct345895408"/><text:span text:style-name="T17">m</text:span><text:change-end text:change-id="ct345895408"/>anagement, <text:change text:change-id="ct345895512"/><text:change-start text:change-id="ct345895616"/><text:span text:style-name="T17">d</text:span><text:change-end text:change-id="ct345895616"/>ocument server, <text:change text:change-id="ct345895720"/><text:change-start text:change-id="ct345895824"/><text:span text:style-name="T17">p</text:span><text:change-end text:change-id="ct345895824"/>ublication server, <text:line-break/><text:tab/><text:change text:change-id="ct345895928"/><text:change-start text:change-id="ct345896032"/><text:span text:style-name="T16">d</text:span><text:change-end text:change-id="ct345896032"/><text:span text:style-name="T16">igital </text:span><text:change text:change-id="ct345896136"/><text:change-start text:change-id="ct345896240"/><text:span text:style-name="T16">a</text:span><text:change-end text:change-id="ct345896240"/>rchiv<text:change-start text:change-id="ct345896344"/><text:span text:style-name="T17">ing</text:span><text:change-end text:change-id="ct345896344"/><text:change text:change-id="ct345896448"/><text:change-start text:change-id="ct345896552"/><text:span text:style-name="T17"> solution</text:span><text:change-end text:change-id="ct345896552"/>, <text:change text:change-id="ct345896656"/><text:change-start text:change-id="ct345896760"/><text:span text:style-name="T17">i</text:span><text:change-end text:change-id="ct345896760"/>nstitutional <text:change text:change-id="ct345896864"/><text:change-start text:change-id="ct345896968"/><text:span text:style-name="T17">r</text:span><text:change-end text:change-id="ct345896968"/>epositories</text:p>
      <text:p text:style-name="P2">Language:<text:tab/>Language of MyCoRe application is <text:change text:change-id="ct345897072"/><text:change-start text:change-id="ct345897176"/><text:span text:style-name="T17">configurable</text:span><text:change-end text:change-id="ct345897176"/>, documentation is German</text:p>
      <text:p text:style-name="P6">LTS Release:<text:tab/>201<text:change text:change-id="ct345897384"/><text:change text:change-id="ct345897280"/><text:change-start text:change-id="ct345897488"/><text:span text:style-name="T18">6</text:span><text:change-end text:change-id="ct345897488"/>.0<text:change text:change-id="ct345897696"/><text:change text:change-id="ct345897592"/><text:change-start text:change-id="ct345897800"/><text:span text:style-name="T18">6</text:span><text:change-end text:change-id="ct345897800"/> (<text:span text:style-name="T20">long term release</text:span>)</text:p>
      <text:p text:style-name="P2">Version:<text:tab/><text:span text:style-name="T19">201</text:span><text:change text:change-id="ct345897904"/><text:change-start text:change-id="ct345898008"/><text:span text:style-name="T19">6</text:span><text:change-end text:change-id="ct345898008"/><text:span text:style-name="T19">.</text:span><text:change text:change-id="ct345898216"/><text:change text:change-id="ct345898112"/><text:change-start text:change-id="ct345898320"/><text:span text:style-name="T19">0</text:span><text:change-end text:change-id="ct345898320"/><text:change text:change-id="ct345898424"/><text:change-start text:change-id="ct345898528"/><text:span text:style-name="T19">6</text:span><text:change-end text:change-id="ct345898528"/></text:p>
      <text:p text:style-name="P2">Operating system:<text:tab/>Windows, Unix, Linux, Mac OS X</text:p>
      <text:p text:style-name="P8">System requirements:<text:tab/>Web <text:change text:change-id="ct345898632"/><text:change-start text:change-id="ct345898736"/><text:span text:style-name="T17">a</text:span><text:change-end text:change-id="ct345898736"/>pplication <text:change text:change-id="ct345898840"/><text:change-start text:change-id="ct345898944"/><text:span text:style-name="T17">s</text:span><text:change-end text:change-id="ct345898944"/>erver: <text:change-start text:change-id="ct345899048"/><text:line-break/><text:change-end text:change-id="ct345899048"/>Apache Tomcat, Jetty or <text:span text:style-name="T28">comparable web server</text:span><text:change-start text:change-id="ct345899152"/><text:span text:style-name="T28">, </text:span>Version 3.1<text:change-end text:change-id="ct345899152"/><text:line-break/>Database: <text:span text:style-name="T28">PostgreSQL, </text:span>MySQL, Oracle, IBM DB2, HSQLDB<text:change text:change-id="ct345899256"/> or other relational database management system<text:change-start text:change-id="ct345899360"/>, <text:span text:style-name="T37">that works with hibernate</text:span><text:change-end text:change-id="ct345899360"/><text:line-break/>Java <text:change text:change-id="ct345899464"/><text:change-start text:change-id="ct345899568"/><text:span text:style-name="T19">8</text:span><text:change-end text:change-id="ct345899568"/> SDK<text:change text:change-id="ct345899672"/><text:change-start text:change-id="ct345899776"/> <text:change-end text:change-id="ct345899776"/><text:change text:change-id="ct345899880"/><text:change-start text:change-id="ct345899984"/><text:span text:style-name="T38">and for development</text:span><text:change-end text:change-id="ct345899984"/><text:change-start text:change-id="ct345900088"/><text:span text:style-name="T38">: </text:span><text:change-end text:change-id="ct345900088"/>Apache Ant, <text:span text:style-name="T28">Maven, </text:span>SVN <text:span text:style-name="T25">c</text:span>lient <text:change-start text:change-id="ct345900192"/><text:line-break/><text:span text:style-name="T39">Solr-Server</text:span><text:change-end text:change-id="ct345900192"/></text:p>
      <text:p text:style-name="P15">Download:<text:tab/><text:span text:style-name="T29">http://mycore.org/download/<text:line-break/>http://mycore.de/documentation/getting_started/mir.html</text:span></text:p>
      <text:p text:style-name="P13"><text:span text:style-name="T28">Example</text:span> application:<text:tab/><text:span text:style-name="T10">MIR</text:span><text:span text:style-name="T14">, </text:span><text:span text:style-name="T15">that is the </text:span><text:span text:style-name="T21">M</text:span><text:span text:style-name="T22">ODS</text:span><text:span text:style-name="T21"> Institutional Repository, </text:span>http://mycore.<text:span text:style-name="T16">org</text:span>/<text:span text:style-name="T30">mir</text:span> </text:p>
      <text:p text:style-name="P16">Functionality:<text:tab/><text:span text:style-name="T31">The </text:span>MyCoRe <text:span text:style-name="T31">framework</text:span> provides functionality of <text:span text:style-name="T32">information repositories </text:span>and publication servers. Own web applications can be developed with MyCoRe by configurations and adjustments in XML, XSL <text:span text:style-name="T26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27"> An integrated viewing tool is provided for displaying images or high-resolution illustrations. </text:span>Standards are supported for metadata (like <text:span text:style-name="T24">MODS</text:span>) and for classifications (e.g. <text:span text:style-name="T20">Dewey Decimal Classification</text:span><text:span text:style-name="T23"> DDC</text:span>). Metadata models are adaptable and expandable. Persistent identifiers (URN, <text:span text:style-name="T33">handle</text:span>) assure permanent access to the data. Interfaces to other systems are supported such as the <text:span text:style-name="T20">Open Archives Initiative Protocol for Metadata Harvesting</text:span> (OAI-PMH), the <text:span text:style-name="T20">Simple Web-service Offering Repository Deposit</text:span> (SWORD), <text:span text:style-name="T33">REST</text:span> or search engine robots. Access to MyCoRe applications can be controlled by user and rights management <text:span text:style-name="T34">with LDAP or shibboleth. </text:span><text:span text:style-name="T20">Access Control Lists</text:span> (ACL)<text:span text:style-name="T34"> </text:span>specif<text:span text:style-name="T34">y </text:span>what operations are allowed to be performed on <text:span text:style-name="T35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4c4c4c" officeooo:rsid="001b802b"/>
    </style:style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450199656" text:id="ct450199656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345894368" text:id="ct345894368">
            <text:deletion>
              <office:change-info>
                <dc:creator>Unbekannter Autor</dc:creator>
                <dc:date>2016-01-21T17:30:00</dc:date>
              </office:change-info>
              <text:p text:style-name="MP1">5</text:p>
            </text:deletion>
          </text:changed-region>
          <text:changed-region xml:id="ct345894472" text:id="ct345894472">
            <text:insertion>
              <office:change-info>
                <dc:creator>Unbekannter Autor</dc:creator>
                <dc:date>2016-01-21T17:3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450199656"/><text:span text:style-name="MT1"> </text:span><text:span text:style-name="MT3">®</text:span><text:change-end text:change-id="ct450199656"/><text:span text:style-name="MT1">, 201</text:span><text:change text:change-id="ct345894368"/><text:change-start text:change-id="ct345894472"/><text:span text:style-name="MT4">6</text:span><text:change-end text:change-id="ct34589447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10-07T18:49:04.483000000</dc:date>
    <meta:editing-duration>PT20H14M59S</meta:editing-duration>
    <meta:editing-cycles>72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39" meta:character-count="2564" meta:non-whitespace-character-count="2227"/>
    <meta:user-defined meta:name="Info 1"/>
    <meta:user-defined meta:name="Info 2"/>
    <meta:user-defined meta:name="Info 3"/>
    <meta:user-defined meta:name="Info 4"/>
  </office:meta>
</office:document-meta>
</file>